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87289663207132909" text:style-name="L1">
        <text:list-item>
          <text:p text:style-name="P1">anti anxiety</text:p>
        </text:list-item>
        <text:list-item>
          <text:p text:style-name="P1">programming refining api looking up fix the haze and the skip</text:p>
        </text:list-item>
        <text:list-item>
          <text:p text:style-name="P1">fix mania</text:p>
        </text:list-item>
        <text:list-item>
          <text:p text:style-name="P1">live from the soul</text:p>
        </text:list-item>
        <text:list-item>
          <text:p text:style-name="P1">sele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2S</meta:editing-duration>
    <meta:editing-cycles>3</meta:editing-cycles>
    <meta:generator>OpenOffice/4.1.7$Win32 OpenOffice.org_project/417m1$Build-9800</meta:generator>
    <dc:date>2020-08-23T21:08:46.55</dc:date>
    <meta:document-statistic meta:table-count="0" meta:image-count="0" meta:object-count="0" meta:page-count="1" meta:paragraph-count="5" meta:word-count="25" meta:character-count="116"/>
    <dc:creator>Eli Lopez</dc:creator>
    <meta:user-defined meta:name="Info 1"/>
    <meta:user-defined meta:name="Info 2"/>
    <meta:user-defined meta:name="Info 3"/>
    <meta:user-defined meta:name="Info 4"/>
  </office:meta>
</office:document-meta>
</file>